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8.387cm" table:align="lef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2.223cm"/>
    </style:style>
    <style:style style:name="Tabla1.C" style:family="table-column">
      <style:table-column-properties style:column-width="4.577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6.297cm" table:align="left"/>
    </style:style>
    <style:style style:name="Tabla2.A" style:family="table-column">
      <style:table-column-properties style:column-width="2.011cm"/>
    </style:style>
    <style:style style:name="Tabla2.B" style:family="table-column">
      <style:table-column-properties style:column-width="4.286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130f55" officeooo:paragraph-rsid="00130f55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30f55" officeooo:paragraph-rsid="00130f55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c9211e" loext:opacity="100%"/>
    </style:style>
    <style:style style:name="P10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130f55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color="#0000cd" loext:opacity="100%"/>
    </style:style>
    <style:style style:name="T3" style:family="text">
      <style:text-properties fo:color="#a52a2a" loext:opacity="100%"/>
    </style:style>
    <style:style style:name="T4" style:family="text">
      <style:text-properties loext:padding="0cm" loext:border="none"/>
    </style:style>
    <style:style style:name="T5" style:family="text">
      <style:text-properties fo:color="#008000" loext:opacity="100%"/>
    </style:style>
    <style:style style:name="T6" style:family="text">
      <style:text-properties fo:color="#ff5500" loext:opacity="100%"/>
    </style:style>
    <style:style style:name="T7" style:family="text">
      <style:text-properties officeooo:rsid="00130f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denas de JavaScript</text:h>
      <text:p text:style-name="P12"><text:span text:style-name="T1"/></text:p>
      <text:p text:style-name="P13">Las cadenas son para almacenar texto.</text:p>
      <text:p text:style-name="P13">Las cadenas están escritas entre comillas.</text:p>
      <text:h text:style-name="P2" text:outline-level="2">Usando <text:span text:style-name="T7">comillas</text:span></text:h>
      <text:p text:style-name="P12">Una cadena de JavaScript tiene cero o más caracteres escritos entre comillas.</text:p>
      <text:h text:style-name="P5" text:outline-level="3">Ejemplo</text:h>
      <text:p text:style-name="P14"><text:span text:style-name="T2">let</text:span> text = <text:span text:style-name="T3">"John Doe"</text:span>;</text:p>
      <text:p text:style-name="P12"><text:span text:style-name="T4"><text:s/></text:span></text:p>
      <text:p text:style-name="P12">Puede utilizar comillas simples o dobles:</text:p>
      <text:h text:style-name="P5" text:outline-level="3">Ejemplo</text:h>
      <text:p text:style-name="P14"><text:span text:style-name="T2">let</text:span> carName1 = <text:span text:style-name="T3">"Volvo XC60"</text:span>;  <text:span text:style-name="T5">// Double quotes<text:line-break/></text:span><text:span text:style-name="T2">let</text:span> carName2 = <text:span text:style-name="T3">'Volvo XC60'</text:span>;  <text:span text:style-name="T5">// Single quotes</text:span></text:p>
      <text:p text:style-name="P12"><text:span text:style-name="T4"><text:s/></text:span></text:p>
      <text:h text:style-name="P3" text:outline-level="2">Nota</text:h>
      <text:p text:style-name="P13">Las cadenas creadas con comillas simples o dobles funcionan igual.</text:p>
      <text:p text:style-name="P13">No hay diferencia entre los dos.</text:p>
      <text:h text:style-name="P2" text:outline-level="2"><text:span text:style-name="T7">Comillas</text:span> dentro de comillas</text:h>
      <text:p text:style-name="P12">Puedes usar comillas dentro de una cadena, siempre y cuando no coincidan con las comillas que rodean la cadena:</text:p>
      <text:h text:style-name="P5" text:outline-level="3">Ejemplo</text:h>
      <text:p text:style-name="P14"><text:span text:style-name="T2">let</text:span> answer1 = <text:span text:style-name="T3">"It's alright"</text:span>;<text:line-break/><text:span text:style-name="T2">let</text:span> answer2 = <text:span text:style-name="T3">"He is called 'Johnny'"</text:span>;<text:line-break/><text:span text:style-name="T2">let</text:span> answer3 = <text:span text:style-name="T3">'He is called "Johnny"'</text:span>;</text:p>
      <text:p text:style-name="P11"><text:span text:style-name="T4"><text:s/></text:span></text:p>
      <text:p text:style-name="Horizontal_20_Line"/>
      <text:h text:style-name="P2" text:outline-level="2">Cadenas de plantilla</text:h>
      <text:p text:style-name="P12">Las plantillas se introdujeron con ES6 (JavaScript 2016).</text:p>
      <text:p text:style-name="P16">Las plantillas son cadenas entre comillas invertidas (`This is a template string` ).</text:p>
      <text:p text:style-name="P12">Las plantillas permiten comillas simples y dobles dentro de una cadena:</text:p>
      <text:h text:style-name="P5" text:outline-level="3"><text:soft-page-break/>Ejemplo</text:h>
      <text:p text:style-name="P15"><text:span text:style-name="T2">let</text:span> text = <text:span text:style-name="T6">`He's often called "Johnny"`</text:span>;</text:p>
      <text:p text:style-name="P12"><text:span text:style-name="T4"><text:s/></text:span></text:p>
      <text:h text:style-name="P3" text:outline-level="2">Nota</text:h>
      <text:p text:style-name="P13">Las plantillas no son compatibles con Internet Explorer.</text:p>
      <text:p text:style-name="Horizontal_20_Line"/>
      <text:h text:style-name="P2" text:outline-level="2">Longitud de la <text:span text:style-name="T7">cadena</text:span></text:h>
      <text:p text:style-name="P12">Para encontrar la longitud de una cadena, use la propiedad incorporada <text:span text:style-name="Source_20_Text"><text:span text:style-name="T4">length</text:span></text:span>:</text:p>
      <text:h text:style-name="P5" text:outline-level="3">Ejemplo</text:h>
      <text:p text:style-name="P14"><text:span text:style-name="T2">let</text:span> text = <text:span text:style-name="T3">"ABCDEFGHIJKLMNOPQRSTUVWXYZ"</text:span>;<text:line-break/><text:span text:style-name="T2">let</text:span> length = text.length;</text:p>
      <text:p text:style-name="P11"><text:span text:style-name="T4"><text:s/></text:span></text:p>
      <text:p text:style-name="Horizontal_20_Line"/>
      <text:h text:style-name="P4" text:outline-level="2">Escapar caracteres</text:h>
      <text:p text:style-name="P12">Debido a que las cadenas deben escribirse entre comillas, JavaScript malinterpretará esta cadena:</text:p>
      <text:p text:style-name="P15"><text:span text:style-name="T2">let</text:span> text = <text:span text:style-name="T3">"We are the so-called "</text:span>Vikings<text:span text:style-name="T3">" from the north."</text:span>;</text:p>
      <text:p text:style-name="P12"><text:s/></text:p>
      <text:p text:style-name="P12">Para resolver este problema, puede utilizar un carácter de escape de barra invertida .</text:p>
      <text:p text:style-name="P12">El carácter de escape de barra invertida ( <text:span text:style-name="Source_20_Text"><text:span text:style-name="T4">\</text:span></text:span>) convierte los caracteres especiales en caracteres de cadena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0">C<text:span text:style-name="T7">ódigo</text:span></text:p>
          </table:table-cell>
          <table:table-cell table:style-name="Tabla1.A1" office:value-type="string">
            <text:p text:style-name="P10">Result<text:span text:style-name="T7">ado</text:span></text:p>
          </table:table-cell>
          <table:table-cell table:style-name="Tabla1.A1" office:value-type="string">
            <text:p text:style-name="P10">Descrip<text:span text:style-name="T7">ción</text:span></text:p>
          </table:table-cell>
        </table:table-row>
        <table:table-row table:style-name="Tabla1.2">
          <table:table-cell table:style-name="Tabla1.A1" office:value-type="string">
            <text:p text:style-name="P7">\'</text:p>
          </table:table-cell>
          <table:table-cell table:style-name="Tabla1.A1" office:value-type="string">
            <text:p text:style-name="P7">'</text:p>
          </table:table-cell>
          <table:table-cell table:style-name="Tabla1.A1" office:value-type="string">
            <text:p text:style-name="P8">Comilla simple</text:p>
          </table:table-cell>
        </table:table-row>
        <table:table-row table:style-name="Tabla1.1">
          <table:table-cell table:style-name="Tabla1.A1" office:value-type="string">
            <text:p text:style-name="P7">\"</text:p>
          </table:table-cell>
          <table:table-cell table:style-name="Tabla1.A1" office:value-type="string">
            <text:p text:style-name="P7">"</text:p>
          </table:table-cell>
          <table:table-cell table:style-name="Tabla1.A1" office:value-type="string">
            <text:p text:style-name="P8">Comilla doble</text:p>
          </table:table-cell>
        </table:table-row>
        <table:table-row table:style-name="Tabla1.2">
          <table:table-cell table:style-name="Tabla1.A1" office:value-type="string">
            <text:p text:style-name="P7">\\</text:p>
          </table:table-cell>
          <table:table-cell table:style-name="Tabla1.A1" office:value-type="string">
            <text:p text:style-name="P7">\</text:p>
          </table:table-cell>
          <table:table-cell table:style-name="Tabla1.A1" office:value-type="string">
            <text:p text:style-name="P6">B<text:span text:style-name="T7">arra invertida</text:span></text:p>
          </table:table-cell>
        </table:table-row>
      </table:table>
      <text:h text:style-name="P5" text:outline-level="3">Ejemplos</text:h>
      <text:p text:style-name="P13">\" inserta una comilla doble en una cadena:</text:p>
      <text:p text:style-name="P14"><text:span text:style-name="T2">let</text:span> text = <text:span text:style-name="T3">"We are the so-called \"Vikings\" from the north."</text:span>;</text:p>
      <text:p text:style-name="P12"><text:span text:style-name="T4"><text:s/></text:span></text:p>
      <text:p text:style-name="P13">\' inserta una comilla simple en una cadena:</text:p>
      <text:p text:style-name="P14"><text:span text:style-name="T2">let</text:span> text= <text:span text:style-name="T3">'It\'s alright.'</text:span>;</text:p>
      <text:p text:style-name="P12"><text:span text:style-name="T4"><text:s/></text:span></text:p>
      <text:p text:style-name="P13">\\ inserta una barra invertida en una cadena:</text:p>
      <text:p text:style-name="P14"><text:span text:style-name="T2">let</text:span> text = <text:span text:style-name="T3">"The character \\ is called backslash."</text:span>;</text:p>
      <text:p text:style-name="P12"><text:soft-page-break/><text:span text:style-name="T4"><text:s/></text:span></text:p>
      <text:p text:style-name="P12">Otras seis secuencias de escape son válidas en JavaScript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C<text:span text:style-name="T7">ódigo</text:span></text:p>
          </table:table-cell>
          <table:table-cell table:style-name="Tabla2.A1" office:value-type="string">
            <text:p text:style-name="P10">Result<text:span text:style-name="T7">ado</text:span></text:p>
          </table:table-cell>
        </table:table-row>
        <table:table-row table:style-name="Tabla2.2">
          <table:table-cell table:style-name="Tabla2.A1" office:value-type="string">
            <text:p text:style-name="P7">\b</text:p>
          </table:table-cell>
          <table:table-cell table:style-name="Tabla2.A1" office:value-type="string">
            <text:p text:style-name="P7">Backspace</text:p>
          </table:table-cell>
        </table:table-row>
        <table:table-row table:style-name="Tabla2.1">
          <table:table-cell table:style-name="Tabla2.A1" office:value-type="string">
            <text:p text:style-name="P9">\f</text:p>
          </table:table-cell>
          <table:table-cell table:style-name="Tabla2.A1" office:value-type="string">
            <text:p text:style-name="P9">Form Feed</text:p>
          </table:table-cell>
        </table:table-row>
        <table:table-row table:style-name="Tabla2.2">
          <table:table-cell table:style-name="Tabla2.A1" office:value-type="string">
            <text:p text:style-name="P7">\n</text:p>
          </table:table-cell>
          <table:table-cell table:style-name="Tabla2.A1" office:value-type="string">
            <text:p text:style-name="P7">New Line</text:p>
          </table:table-cell>
        </table:table-row>
        <table:table-row table:style-name="Tabla2.1">
          <table:table-cell table:style-name="Tabla2.A1" office:value-type="string">
            <text:p text:style-name="P7">\r</text:p>
          </table:table-cell>
          <table:table-cell table:style-name="Tabla2.A1" office:value-type="string">
            <text:p text:style-name="P7">Carriage Return</text:p>
          </table:table-cell>
        </table:table-row>
        <table:table-row table:style-name="Tabla2.2">
          <table:table-cell table:style-name="Tabla2.A1" office:value-type="string">
            <text:p text:style-name="P7">\t</text:p>
          </table:table-cell>
          <table:table-cell table:style-name="Tabla2.A1" office:value-type="string">
            <text:p text:style-name="P7">Horizontal Tabulator</text:p>
          </table:table-cell>
        </table:table-row>
        <table:table-row table:style-name="Tabla2.1">
          <table:table-cell table:style-name="Tabla2.A1" office:value-type="string">
            <text:p text:style-name="P7">\v</text:p>
          </table:table-cell>
          <table:table-cell table:style-name="Tabla2.A1" office:value-type="string">
            <text:p text:style-name="P6">Vertical Tabulator</text:p>
          </table:table-cell>
        </table:table-row>
      </table:table>
      <text:h text:style-name="P3" text:outline-level="2">Nota</text:h>
      <text:p text:style-name="P13">Los 6 caracteres de escape anteriores fueron diseñados originalmente para controlar máquinas de escribir, teletipos y máquinas de fax. No tienen ningún sentido en HTML.</text:p>
      <text:p text:style-name="Horizontal_20_Line"/>
      <text:h text:style-name="P2" text:outline-level="2">Rompiendo l<text:span text:style-name="T7">íneas largas</text:span></text:h>
      <text:p text:style-name="P12">Para facilitar la lectura, a los programadores les gusta evitar líneas de código largas.</text:p>
      <text:p text:style-name="P12">Una forma segura de dividir una declaración es después de un operador:</text:p>
      <text:h text:style-name="P5" text:outline-level="3">Ejemplo</text:h>
      <text:p text:style-name="P14">document.getElementById(<text:span text:style-name="T3">"demo"</text:span>).innerHTML =<text:line-break/><text:span text:style-name="T3">"Hello Dolly!"</text:span>;</text:p>
      <text:p text:style-name="P12"><text:span text:style-name="T4"><text:s/></text:span></text:p>
      <text:p text:style-name="P12">Una forma segura de dividir una cadena es mediante la suma de cadenas:</text:p>
      <text:h text:style-name="P5" text:outline-level="3">Ejemplo</text:h>
      <text:p text:style-name="P14">document.getElementById(<text:span text:style-name="T3">"demo"</text:span>).innerHTML = <text:span text:style-name="T3">"Hello "</text:span> +<text:line-break/><text:span text:style-name="T3">"Dolly!"</text:span>;</text:p>
      <text:p text:style-name="P11"><text:span text:style-name="T4"><text:s/></text:span></text:p>
      <text:p text:style-name="Horizontal_20_Line"/>
      <text:h text:style-name="P2" text:outline-level="2">Cadenas de plantilla</text:h>
      <text:p text:style-name="P12">Las plantillas se introdujeron con ES6 (JavaScript 2016).</text:p>
      <text:p text:style-name="P12">Las plantillas son cadenas entre comillas invertidas ("Esta es una cadena de plantilla").</text:p>
      <text:p text:style-name="P12">Las plantillas permiten cadenas multilínea:</text:p>
      <text:h text:style-name="P5" text:outline-level="3">Ejemplo</text:h>
      <text:p text:style-name="P15"><text:span text:style-name="T2">let</text:span> text =<text:line-break/><text:span text:style-name="T6">`The quick<text:line-break/>brown fox<text:line-break/></text:span><text:soft-page-break/><text:span text:style-name="T6">jumps over<text:line-break/>the lazy dog`</text:span>;</text:p>
      <text:p text:style-name="P12"><text:a xlink:type="simple" xlink:href="https://www.w3schools.com/js/tryit.asp?filename=tryjs_templates_multiline" office:target-frame-name="_blank" xlink:show="new" text:style-name="Internet_20_link" text:visited-style-name="Visited_20_Internet_20_Link"><text:span text:style-name="T4"/></text:a></text:p>
      <text:h text:style-name="P3" text:outline-level="2">Nota</text:h>
      <text:p text:style-name="P13">Las plantillas no son compatibles con Internet Explorer.</text:p>
      <text:p text:style-name="Horizontal_20_Line"/>
      <text:h text:style-name="P2" text:outline-level="2">Cadenas de JavaScript como objetos</text:h>
      <text:p text:style-name="P12">Normalmente, las cadenas de JavaScript son valores primitivos, creados a partir de literales:</text:p>
      <text:p text:style-name="P15"><text:span text:style-name="T2">let</text:span> x = <text:span text:style-name="T3">"John"</text:span>;</text:p>
      <text:p text:style-name="P12">Pero las cadenas también se pueden definir como objetos con la palabra clave <text:span text:style-name="Source_20_Text"><text:span text:style-name="T4">new</text:span></text:span>:</text:p>
      <text:p text:style-name="P15"><text:span text:style-name="T2">let</text:span> y = <text:span text:style-name="T2">new</text:span> String(<text:span text:style-name="T3">"John"</text:span>);</text:p>
      <text:h text:style-name="P5" text:outline-level="3">Ejemplo</text:h>
      <text:p text:style-name="P14"><text:span text:style-name="T2">let</text:span> x = <text:span text:style-name="T3">"John"</text:span>;<text:line-break/><text:span text:style-name="T2">let</text:span> y = <text:span text:style-name="T2">new</text:span> String(<text:span text:style-name="T3">"John"</text:span>);</text:p>
      <text:p text:style-name="P12"><text:span text:style-name="T4"><text:s/></text:span></text:p>
      <text:p text:style-name="P13">No cree objetos Strings.</text:p>
      <text:p text:style-name="P12"><text:span text:style-name="T4">La palabra clave </text:span><text:span text:style-name="Source_20_Text"><text:span text:style-name="T4">new</text:span></text:span><text:span text:style-name="T4"> complica el código y ralentiza la velocidad de ejecución.</text:span></text:p>
      <text:p text:style-name="P13">Los objetos <text:span text:style-name="T7">String</text:span> pueden producir resultados inesperados:</text:p>
      <text:p text:style-name="P12"><text:span text:style-name="T4">Cuando se utiliza el operador </text:span><text:span text:style-name="Source_20_Text"><text:span text:style-name="T4">==</text:span></text:span><text:span text:style-name="T4">, x e y son iguales :</text:span></text:p>
      <text:p text:style-name="P14"><text:span text:style-name="T2">let</text:span> x = <text:span text:style-name="T3">"John"</text:span>;<text:line-break/><text:span text:style-name="T2">let</text:span> y = <text:span text:style-name="T2">new</text:span> String(<text:span text:style-name="T3">"John"</text:span>);</text:p>
      <text:p text:style-name="P12"><text:span text:style-name="T4"><text:s/></text:span></text:p>
      <text:p text:style-name="P12"><text:span text:style-name="T4">Cuando se utiliza el operador </text:span><text:span text:style-name="Source_20_Text"><text:span text:style-name="T4">===</text:span></text:span><text:span text:style-name="T4">, x e y no son iguales :</text:span></text:p>
      <text:p text:style-name="P14"><text:span text:style-name="T2">let</text:span> x = <text:span text:style-name="T3">"John"</text:span>;<text:line-break/><text:span text:style-name="T2">let</text:span> y = <text:span text:style-name="T2">new</text:span> String(<text:span text:style-name="T3">"John"</text:span>);</text:p>
      <text:p text:style-name="P12"><text:span text:style-name="T4"><text:s/></text:span></text:p>
      <text:p text:style-name="P12"><text:span text:style-name="T4">Note la diferencia entre </text:span><text:span text:style-name="Source_20_Text"><text:span text:style-name="T4">(x==y)</text:span></text:span><text:span text:style-name="T4">y </text:span><text:span text:style-name="Source_20_Text"><text:span text:style-name="T4">(x===y)</text:span></text:span><text:span text:style-name="T4">.</text:span></text:p>
      <text:p text:style-name="P12"><text:span text:style-name="Source_20_Text"><text:span text:style-name="T4">(x == y)</text:span></text:span><text:span text:style-name="T4">¿verdadero o falso?</text:span></text:p>
      <text:p text:style-name="P14"><text:span text:style-name="T2">let</text:span> x = <text:span text:style-name="T2">new</text:span> String(<text:span text:style-name="T3">"John"</text:span>);<text:line-break/><text:span text:style-name="T2">let</text:span> y = <text:span text:style-name="T2">new</text:span> String(<text:span text:style-name="T3">"John"</text:span>);</text:p>
      <text:p text:style-name="P12"><text:span text:style-name="T4"><text:s/></text:span></text:p>
      <text:p text:style-name="P12"><text:span text:style-name="Source_20_Text"><text:span text:style-name="T4">(x === y)</text:span></text:span><text:span text:style-name="T4">¿verdadero o falso?</text:span></text:p>
      <text:p text:style-name="P14"><text:soft-page-break/><text:span text:style-name="T2">let</text:span> x = <text:span text:style-name="T2">new</text:span> String(<text:span text:style-name="T3">"John"</text:span>);<text:line-break/><text:span text:style-name="T2">let</text:span> y = <text:span text:style-name="T2">new</text:span> String(<text:span text:style-name="T3">"John"</text:span>);</text:p>
      <text:p text:style-name="P12"><text:span text:style-name="T4"><text:s/></text:span></text:p>
      <text:p text:style-name="P13">La comparación de dos objetos JavaScript siempre devuelve false 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7:08:25.047000000</meta:creation-date>
    <dc:date>2024-03-14T17:18:26.650000000</dc:date>
    <meta:editing-duration>PT10M2S</meta:editing-duration>
    <meta:editing-cycles>1</meta:editing-cycles>
    <meta:document-statistic meta:table-count="2" meta:image-count="0" meta:object-count="0" meta:page-count="5" meta:paragraph-count="122" meta:word-count="639" meta:character-count="3951" meta:non-whitespace-character-count="3400"/>
    <meta:generator>LibreOffice/7.6.0.3$Windows_X86_64 LibreOffice_project/69edd8b8ebc41d00b4de3915dc82f8f0fc3b6265</meta:generator>
  </office:meta>
</office:document-meta>
</file>